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officeooo:rsid="00141db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📌 <text:span text:style-name="Strong_20_Emphasis">AWS Solution Architect Simulation – Case Study</text:span></text:h>
      <text:p text:style-name="Text_20_body"><text:span text:style-name="Strong_20_Emphasis">Platform:</text:span> Forage (AWS APAC Virtual Experience Program)<text:line-break/><text:span text:style-name="Strong_20_Emphasis">Date:</text:span> May 2025<text:line-break/><text:span text:style-name="Strong_20_Emphasis">Status:</text:span> Completed<text:line-break/><text:span text:style-name="Strong_20_Emphasis">Upcoming Certification:</text:span> Preparing for AWS Certified Developer – Associate</text:p>
      <text:p text:style-name="Horizontal_20_Line"/>
      <text:h text:style-name="Heading_20_3" text:outline-level="3">🧠 <text:span text:style-name="Strong_20_Emphasis">Overview</text:span></text:h>
      <text:p text:style-name="Text_20_body">As part of the AWS APAC Solutions Architect virtual job simulation hosted on Forage, I stepped into the role of an AWS Solutions Architect to solve a real-world client challenge. The simulation was more than just a theoretical walkthrough — it involved critical thinking, cloud design decisions, cost analysis, and client-facing communication. It was one of the most engaging and hands-on cloud projects I’ve worked on to date.</text:p>
      <text:p text:style-name="Horizontal_20_Line"/>
      <text:h text:style-name="Heading_20_3" text:outline-level="3">📋 <text:span text:style-name="Strong_20_Emphasis">Client Scenario</text:span></text:h>
      <text:p text:style-name="Text_20_body"><text:span text:style-name="Strong_20_Emphasis">Client:</text:span> Lilly Sawyer, CTO at <text:span text:style-name="Emphasis">Fastier</text:span> — a growing startup with a web application built using React (SPA frontend), Python Flask (backend), and PostgreSQL (database), all running on a single EC2 instance (t3.medium).</text:p>
      <text:p text:style-name="Text_20_body"><text:span text:style-name="Strong_20_Emphasis">Pain Points:</text:span></text:p>
      <text:list text:style-name="L1">
        <text:list-item>
          <text:p text:style-name="P1">Server crashes and memory overload during peak traffic</text:p>
        </text:list-item>
        <text:list-item>
          <text:p text:style-name="P1">Slow response times</text:p>
        </text:list-item>
        <text:list-item>
          <text:p text:style-name="P1">Downtime during deployments</text:p>
        </text:list-item>
        <text:list-item>
          <text:p text:style-name="P1">No disaster recovery in place</text:p>
        </text:list-item>
        <text:list-item>
          <text:p text:style-name="P1">Anticipated consistent linear growth</text:p>
        </text:list-item>
      </text:list>
      <text:p text:style-name="Horizontal_20_Line"/>
      <text:h text:style-name="Heading_20_3" text:outline-level="3">🧩 <text:span text:style-name="Strong_20_Emphasis">My Solution</text:span></text:h>
      <text:p text:style-name="Text_20_body">I designed a <text:span text:style-name="Strong_20_Emphasis">scalable, resilient, and cost-aware AWS architecture</text:span> tailored to Fastier’s needs. The solution centered around <text:span text:style-name="Strong_20_Emphasis">AWS Elastic Beanstalk</text:span> to streamline infrastructure management, support auto-scaling, and facilitate zero-downtime deployments using blue/green deployment strategies.</text:p>
      <text:h text:style-name="Heading_20_4" text:outline-level="4">🔧 Architecture Components:</text:h>
      <text:list text:style-name="L2">
        <text:list-item>
          <text:p text:style-name="P2"><text:span text:style-name="Strong_20_Emphasis">Elastic Beanstalk</text:span>: Orchestrated backend deployment using autoscaled EC2 instances.</text:p>
        </text:list-item>
        <text:list-item>
          <text:p text:style-name="P2"><text:span text:style-name="Strong_20_Emphasis">EC2</text:span>: Hosted the Python Flask application with load-based scaling.</text:p>
        </text:list-item>
        <text:list-item>
          <text:p text:style-name="P2"><text:span text:style-name="Strong_20_Emphasis">RDS (PostgreSQL)</text:span>: Migrated their DB from a single EC2 to a fully managed and scalable RDS instance.</text:p>
        </text:list-item>
        <text:list-item>
          <text:p text:style-name="P2"><text:soft-page-break/><text:span text:style-name="Strong_20_Emphasis">S3</text:span>: Hosted the static frontend assets (HTML, CSS, JS), enabling global access with minimal latency.</text:p>
        </text:list-item>
        <text:list-item>
          <text:p text:style-name="P2"><text:span text:style-name="Strong_20_Emphasis">Elastic Load Balancer</text:span>: Distributed traffic across EC2 instances for fault tolerance and performance.</text:p>
        </text:list-item>
        <text:list-item>
          <text:p text:style-name="P2"><text:span text:style-name="Strong_20_Emphasis">Route 53</text:span>: Simplified DNS management and routing.</text:p>
        </text:list-item>
        <text:list-item>
          <text:p text:style-name="P2"><text:span text:style-name="Strong_20_Emphasis">CodePipeline</text:span>: Set up CI/CD pipelines to automate deployment of both frontend and backend applications.</text:p>
        </text:list-item>
      </text:list>
      <text:p text:style-name="Text_20_body">🧑‍💻 I wrote a 700-word email proposal to the CTO, breaking down the architecture, cost variability, scalability benefits, and resilience improvements — using plain, client-friendly language.</text:p>
      <text:p text:style-name="Horizontal_20_Line"/>
      <text:h text:style-name="Heading_20_3" text:outline-level="3">📚 <text:span text:style-name="Strong_20_Emphasis">What I Learned Beyond the Simulation</text:span></text:h>
      <text:p text:style-name="Text_20_body">While the core task required designing and explaining the Elastic Beanstalk-based setup, I took the opportunity to go much deeper:</text:p>
      <text:h text:style-name="Heading_20_4" text:outline-level="4">🔍 Independent Exploration</text:h>
      <text:list text:style-name="L3">
        <text:list-item>
          <text:p text:style-name="P3"><text:span text:style-name="Strong_20_Emphasis">Compared multiple compute solutions</text:span>: Analyzed trade-offs between EC2, Lambda, Fargate, and Lightsail for different workloads and traffic patterns.</text:p>
        </text:list-item>
        <text:list-item>
          <text:p text:style-name="P3"><text:span text:style-name="Strong_20_Emphasis">Explored multi-AZ vs single-AZ setups</text:span>: Understood fault tolerance implications and the cost-benefit of regional redundancy.</text:p>
        </text:list-item>
        <text:list-item>
          <text:p text:style-name="P3"><text:span text:style-name="Strong_20_Emphasis">Experimented with the AWS Pricing Calculator</text:span> to understand how instance types, storage, and traffic affect monthly billing — an essential skill for cost optimization.</text:p>
        </text:list-item>
        <text:list-item>
          <text:p text:style-name="P3"><text:span text:style-name="Strong_20_Emphasis">Dug into Blue/Green vs Rolling Deployments</text:span>: Learned when to apply each based on application statefulness and downtime tolerance.</text:p>
        </text:list-item>
        <text:list-item>
          <text:p text:style-name="P3"><text:span text:style-name="Strong_20_Emphasis">Reviewed VPC, Security Groups, and IAM roles</text:span> to understand security best practices for a real production setup.</text:p>
        </text:list-item>
      </text:list>
      <text:p text:style-name="Horizontal_20_Line"/>
      <text:h text:style-name="Heading_20_3" text:outline-level="3">🛠️ <text:span text:style-name="Strong_20_Emphasis">Tools &amp; Technologies Used</text:span></text:h>
      <text:list text:style-name="L4">
        <text:list-item>
          <text:p text:style-name="P4">AWS Elastic Beanstalk</text:p>
        </text:list-item>
        <text:list-item>
          <text:p text:style-name="P4">EC2, RDS, S3</text:p>
        </text:list-item>
        <text:list-item>
          <text:p text:style-name="P4">Route 53, CodePipeline, Elastic Load Balancer</text:p>
        </text:list-item>
        <text:list-item>
          <text:p text:style-name="P4">AWS Pricing Calculator</text:p>
        </text:list-item>
        <text:list-item>
          <text:p text:style-name="P4">Python (Flask), React</text:p>
        </text:list-item>
        <text:list-item>
          <text:p text:style-name="P4">Architecture Diagramming Tools (Draw.io, Lucidchart)</text:p>
        </text:list-item>
      </text:list>
      <text:p text:style-name="Horizontal_20_Line"/>
      <text:h text:style-name="Heading_20_3" text:outline-level="3"><text:soft-page-break/>🎯 <text:span text:style-name="Strong_20_Emphasis">Why This Project Matters</text:span></text:h>
      <text:p text:style-name="Text_20_body">This simulation sharpened my skills not only in designing scalable and resilient architectures but also in <text:span text:style-name="Strong_20_Emphasis">thinking like a consultant</text:span> — balancing trade-offs between performance, cost, and complexity. It tested my ability to:</text:p>
      <text:list text:style-name="L5">
        <text:list-item>
          <text:p text:style-name="P5">Explain technical decisions clearly to a non-technical client</text:p>
        </text:list-item>
        <text:list-item>
          <text:p text:style-name="P5">Consider real-world deployment problems and scalability needs</text:p>
        </text:list-item>
        <text:list-item>
          <text:p text:style-name="P5">Think proactively about disaster recovery and continuous delivery</text:p>
        </text:list-item>
      </text:list>
      <text:p text:style-name="Horizontal_20_Line"/>
      <text:h text:style-name="Heading_20_3" text:outline-level="3">🧾 <text:span text:style-name="Strong_20_Emphasis">Next Steps</text:span></text:h>
      <text:p text:style-name="Text_20_body">I'm currently preparing for the <text:span text:style-name="Strong_20_Emphasis">AWS Certified Developer – Associate</text:span> exam to deepen my expertise and validate my skills in real AWS environments, with a focus on:</text:p>
      <text:list text:style-name="L6">
        <text:list-item>
          <text:p text:style-name="P6">Serverless deployment (Lambda, API Gateway)</text:p>
        </text:list-item>
        <text:list-item>
          <text:p text:style-name="P6">Monitoring and logging (CloudWatch, X-Ray)</text:p>
        </text:list-item>
        <text:list-item>
          <text:p text:style-name="P6">DynamoDB, IAM, Cognito</text:p>
        </text:list-item>
        <text:list-item>
          <text:p text:style-name="P6">Application lifecycle and deployment strategies</text:p>
        </text:list-item>
      </text:list>
      <text:p text:style-name="Horizontal_20_Line"/>
      <text:h text:style-name="Heading_20_3" text:outline-level="3">✅ <text:span text:style-name="Strong_20_Emphasis">Summary</text:span></text:h>
      <text:p text:style-name="Text_20_body">This simulation gave me real insight into what it's like to support a startup scaling their cloud infrastructure. It was both a technical challenge and a communication exercise — and reinforced my desire to work on backend architecture, DevOps pipelines, and cloud-native applications.</text:p>
      <text:p text:style-name="Quotations">📎 <text:span text:style-name="Strong_20_Emphasis">View the detailed architecture diagram and proposal emai</text:span><text:span text:style-name="Strong_20_Emphasis"><text:span text:style-name="T1">l here: 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21:59:55.512966976</meta:creation-date>
    <dc:date>2025-06-24T22:01:41.372764822</dc:date>
    <meta:editing-duration>PT1M4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" meta:paragraph-count="52" meta:word-count="645" meta:character-count="4386" meta:non-whitespace-character-count="3813"/>
  </office:meta>
</office:document-meta>
</file>